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 unit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Coment</text:p>
          </table:table-cell>
          <table:table-cell table:style-name="ce1" office:value-type="string" calcext:value-type="string">
            <text:p>Link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DC Motor</text:p>
          </table:table-cell>
          <table:table-cell table:style-name="ce2" office:value-type="string" calcext:value-type="string">
            <text:p>775 Dc Mo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[.D2]*[.C2]" office:value-type="float" office:value="23" calcext:value-type="float">
            <text:p>23</text:p>
          </table:table-cell>
          <table:table-cell table:style-name="ce2" office:value-type="string" calcext:value-type="string">
            <text:p>with 5mm shaft</text:p>
          </table:table-cell>
          <table:table-cell table:style-name="ce13" office:value-type="string" calcext:value-type="string">
            <text:p><text:a xlink:href="https://www.amazon.de/12V-36V-3500-9000-Bearing-Electronic-Component/dp/B08NVSQ8N4/ref=sr_1_1_sspa?crid=1Z18H6OW11ZKJ&amp;keywords=dc775&amp;qid=1675249976&amp;s=industrial&amp;sprefix=dc775%2Cindustrial%2C80&amp;sr=1-1-spons&amp;sp_csd=d2lkZ2V0TmFtZT1zcF9hdGY&amp;th=1" xlink:type="simple">https://www.amazon.de/12V-36V-3500-9000-Bearing-Electronic-Component/dp/B08NVSQ8N4/ref=sr_1_1_sspa?crid=1Z18H6OW11ZKJ&amp;keywords=dc775&amp;qid=1675249976&amp;s=industrial&amp;sprefix=dc775%2Cindustrial%2C80&amp;sr=1-1-spons&amp;sp_csd=d2lkZ2V0TmFtZT1zcF9hdGY&amp;th=1</text:a>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Motor shaft coupler</text:p>
          </table:table-cell>
          <table:table-cell table:style-name="ce2" office:value-type="string" calcext:value-type="string">
            <text:p>5mm iner shaft coupl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D3]*[.C3]" office:value-type="float" office:value="10" calcext:value-type="float">
            <text:p>10</text:p>
          </table:table-cell>
          <table:table-cell table:style-name="ce2" office:value-type="string" calcext:value-type="string">
            <text:p>comes in a 4 pack</text:p>
          </table:table-cell>
          <table:table-cell table:style-name="ce13" office:value-type="string" calcext:value-type="string">
            <text:p><text:a xlink:href="https://www.amazon.de/-/en/sourcing-Inner-Diameter-Motor-Coupling/dp/B094NZJ8DJ/ref=d_pd_sbs_sccl_3_4/257-1257406-4755034?pd_rd_w=TFgE1&amp;content-id=amzn1.sym.6023e427-25bb-42e7-aaa9-a6e0a8bdcb7b&amp;pf_rd_p=6023e427-25bb-42e7-aaa9-a6e0a8bdcb7b&amp;pf_rd_r=HZFS12737R4G16K90BKK&amp;pd_rd_wg=1p7lQ&amp;pd_rd_r=21251c4b-ded2-4e66-819f-40034b883b70&amp;pd_rd_i=B094NZJ8DJ&amp;psc=1" xlink:type="simple">https://www.amazon.de/-/en/sourcing-Inner-Diameter-Motor-Coupling/dp/B094NZJ8DJ/ref=d_pd_sbs_sccl_3_4/257-1257406-4755034?pd_rd_w=TFgE1&amp;content-id=amzn1.sym.6023e427-25bb-42e7-aaa9-a6e0a8bdcb7b&amp;pf_rd_p=6023e427-25bb-42e7-aaa9-a6e0a8bdcb7b&amp;pf_rd_r=HZFS12737R4G16K90BKK&amp;pd_rd_wg=1p7lQ&amp;pd_rd_r=21251c4b-ded2-4e66-819f-40034b883b70&amp;pd_rd_i=B094NZJ8DJ&amp;psc=1</text:a>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Motor speed controller</text:p>
          </table:table-cell>
          <table:table-cell table:style-name="ce2" office:value-type="string" calcext:value-type="string">
            <text:p>5A speed controll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[.D4]*[.C4]" office:value-type="float" office:value="8" calcext:value-type="float">
            <text:p>8</text:p>
          </table:table-cell>
          <table:table-cell table:style-name="ce2" office:value-type="string" calcext:value-type="string">
            <text:p>comes in a 4 pack</text:p>
          </table:table-cell>
          <table:table-cell table:style-name="ce13" office:value-type="string" calcext:value-type="string">
            <text:p><text:a xlink:href="https://www.amazon.de/dp/B09KNKQ7GJ/ref=sspa_dk_detail_3?psc=1&amp;pd_rd_i=B09KNKQ7GJ&amp;pd_rd_w=yXJCy&amp;content-id=amzn1.sym.f63cb723-41a5-4d60-97aa-9969c9663073&amp;pf_rd_p=f63cb723-41a5-4d60-97aa-9969c9663073&amp;pf_rd_r=WE9EBH36Z5EDW5DQQSD0&amp;pd_rd_wg=SBuC6&amp;pd_rd_r=a4c4e6ad-a015-47fe-a548-35af0695990c&amp;s=industrial&amp;sp_csd=d2lkZ2V0TmFtZT1zcF9kZXRhaWw" xlink:type="simple">https://www.amazon.de/dp/B09KNKQ7GJ/ref=sspa_dk_detail_3?psc=1&amp;pd_rd_i=B09KNKQ7GJ&amp;pd_rd_w=yXJCy&amp;content-id=amzn1.sym.f63cb723-41a5-4d60-97aa-9969c9663073&amp;pf_rd_p=f63cb723-41a5-4d60-97aa-9969c9663073&amp;pf_rd_r=WE9EBH36Z5EDW5DQQSD0&amp;pd_rd_wg=SBuC6&amp;pd_rd_r=a4c4e6ad-a015-47fe-a548-35af0695990c&amp;s=industrial&amp;sp_csd=d2lkZ2V0TmFtZT1zcF9kZXRhaWw</text:a>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DC barrel jack</text:p>
          </table:table-cell>
          <table:table-cell table:style-name="ce2" office:value-type="string" calcext:value-type="string">
            <text:p>5.5mm x 2.1m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2" office:value-type="string" calcext:value-type="string">
            <text:p>comes in a 12 pack</text:p>
          </table:table-cell>
          <table:table-cell table:style-name="ce13" office:value-type="string" calcext:value-type="string">
            <text:p><text:a xlink:href="https://www.amazon.de/-/en/ThreeBulls-Female-Mounting-Connector-Socket-12-pieces/dp/B01N8VV78D/ref=sr_1_40?keywords=dc+laufverbinder&amp;qid=1676385369&amp;sr=8-40" xlink:type="simple">https://www.amazon.de/-/en/ThreeBulls-Female-Mounting-Connector-Socket-12-pieces/dp/B01N8VV78D/ref=sr_1_40?keywords=dc+laufverbinder&amp;qid=1676385369&amp;sr=8-40</text:a>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External power supply</text:p>
          </table:table-cell>
          <table:table-cell table:style-name="ce2" office:value-type="string" calcext:value-type="string">
            <text:p>12v 5A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15.4" calcext:value-type="float">
            <text:p>15.4</text:p>
          </table:table-cell>
          <table:table-cell table:style-name="ce2" office:value-type="string" calcext:value-type="string">
            <text:p>sames as for the scanner and vinyl cutter</text:p>
          </table:table-cell>
          <table:table-cell table:style-name="ce13" office:value-type="string" calcext:value-type="string">
            <text:p><text:a xlink:href="https://www.amazon.de/Leicke-Netzteil-Bildschirm-Festplatten-Pico-PSU/dp/B001W3UYLY/ref=asc_df_B001W3UYLY/?tag=googshopde-21&amp;linkCode=df0&amp;hvadid=308634037828&amp;hvpos=&amp;hvnetw=g&amp;hvrand=6371026197360925581&amp;hvpone=&amp;hvptwo=&amp;hvqmt=&amp;hvdev=c&amp;hvdvcmdl=&amp;hvlocint=&amp;hvlocphy=9043534&amp;hvtargid=pla-626954234397&amp;psc=1&amp;th=1&amp;psc=1&amp;tag=&amp;ref=&amp;adgrpid=58765396022&amp;hvpone=&amp;hvptwo=&amp;hvadid=308634037828&amp;hvpos=&amp;hvnetw=g&amp;hvrand=6371026197360925581&amp;hvqmt=&amp;hvdev=c&amp;hvdvcmdl=&amp;hvlocint=&amp;hvlocphy=9043534&amp;hvtargid=pla-626954234397" xlink:type="simple">https://www.amazon.de/Leicke-Netzteil-Bildschirm-Festplatten-Pico-PSU/dp/B001W3UYLY/ref=asc_df_B001W3UYLY/?tag=googshopde-21&amp;linkCode=df0&amp;hvadid=308634037828&amp;hvpos=&amp;hvnetw=g&amp;hvrand=6371026197360925581&amp;hvpone=&amp;hvptwo=&amp;hvqmt=&amp;hvdev=c&amp;hvdvcmdl=&amp;hvlocint=&amp;hvlocphy=9043534&amp;hvtargid=pla-626954234397&amp;psc=1&amp;th=1&amp;psc=1&amp;tag=&amp;ref=&amp;adgrpid=58765396022&amp;hvpone=&amp;hvptwo=&amp;hvadid=308634037828&amp;hvpos=&amp;hvnetw=g&amp;hvrand=6371026197360925581&amp;hvqmt=&amp;hvdev=c&amp;hvdvcmdl=&amp;hvlocint=&amp;hvlocphy=9043534&amp;hvtargid=pla-626954234397</text:a>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>
          <table:table-cell table:style-name="ce4" office:value-type="string" calcext:value-type="string">
            <text:p>button head bolt </text:p>
          </table:table-cell>
          <table:table-cell table:style-name="ce4" office:value-type="string" calcext:value-type="string">
            <text:p>M5 x 10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2.2" calcext:value-type="float">
            <text:p>12.2</text:p>
          </table:table-cell>
          <table:table-cell table:style-name="ce9" table:formula="of:=[.D8]*[.C9]" office:value-type="float" office:value="12.2" calcext:value-type="float">
            <text:p>12.2</text:p>
          </table:table-cell>
          <table:table-cell table:style-name="ce4" office:value-type="string" calcext:value-type="string">
            <text:p>100 pack</text:p>
          </table:table-cell>
          <table:table-cell table:style-name="ce14" office:value-type="string" calcext:value-type="string">
            <text:p><text:a xlink:href="https://www.ebay.de/itm/162273774368?epid=2005340391&amp;hash=item25c8454b20:g:VqwAAOSwnJVZnUIE" xlink:type="simple">https://www.ebay.de/itm/162273774368?epid=2005340391&amp;hash=item25c8454b20:g:VqwAAOSwnJVZnUIE</text:a></text:p>
          </table:table-cell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button head bolt </text:p>
          </table:table-cell>
          <table:table-cell table:style-name="ce4" office:value-type="string" calcext:value-type="string">
            <text:p>M4 x 8mm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9.7" calcext:value-type="float">
            <text:p>9.7</text:p>
          </table:table-cell>
          <table:table-cell table:style-name="ce4" office:value-type="string" calcext:value-type="string">
            <text:p>100 pack, we have some</text:p>
          </table:table-cell>
          <table:table-cell table:style-name="ce14" office:value-type="string" calcext:value-type="string">
            <text:p><text:a xlink:href="https://www.ebay.de/itm/371784247972?hash=item5690116aa4:g:mXEAAOSwdrhZnFf8" xlink:type="simple">https://www.ebay.de/itm/371784247972?hash=item5690116aa4:g:mXEAAOSwdrhZnFf8</text:a></text:p>
          </table:table-cell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button head bolt </text:p>
          </table:table-cell>
          <table:table-cell table:style-name="ce4" office:value-type="string" calcext:value-type="string">
            <text:p>M3 x 8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.6" calcext:value-type="float">
            <text:p>6.6</text:p>
          </table:table-cell>
          <table:table-cell table:style-name="ce9" table:formula="of:=[.D10]*[.C10]" office:value-type="float" office:value="6.6" calcext:value-type="float">
            <text:p>6.6</text:p>
          </table:table-cell>
          <table:table-cell table:style-name="ce4" office:value-type="string" calcext:value-type="string">
            <text:p>100 pack</text:p>
          </table:table-cell>
          <table:table-cell table:style-name="ce14" office:value-type="string" calcext:value-type="string">
            <text:p><text:a xlink:href="https://www.ebay.de/itm/371784247897?_trkparms=amclksrc%3DITM%26aid%3D1110006%26algo%3DHOMESPLICE.SIM%26ao%3D1%26asc%3D246075%26meid%3D76bc7234ca844958a77d2f2cff38111d%26pid%3D101195%26rk%3D1%26rkt%3D12%26sd%3D165866274131%26itm%3D371784247897%26pmt%3D1%26noa%3D0%26pg%3D2047675%26algv%3DSimplAMLv11WebTrimmedV3MskuWithRevOptLambda85KnnRecallV1AndV6ItemNrtInQueryAndCassiniVisualRanker%26brand%3DMarkenlos&amp;_trksid=p2047675.c101195.m1851&amp;amdata=cksum%3A37178424789776bc7234ca844958a77d2f2cff38111d%7Cenc%3AAQAHAAABQPc3I89H0AQHQHV%252FOlsMl254OIifOGpM%252BBEVlem%252B%252B9zqkiF5v06l0lZvmgOKI85oqIQoVeqzX5anW3c2z8VQG1s2EXcLUko1slSTch6KegK80F7vxNzjrgLeB2hzasxLLINYgMtKAqADnn%252B0jL1hAsuf1UOFR214SlhoJbE%252FLA653QPrAeHtQo29hAoV9ht0opil1OEfGi3w1oj7edih6l3dGA%252FjjFCSSZd%252Fbub%252B%252FfbJbqI0Mn1mWnKQ4LBw1NVYFPhu8f1SkXt2BVJJzZsb8GZInRAXIAunhZmjObwFNjkni%252BO5%252B16Ikb8QexirreelQu4pXiT%252F3Kbs4YliHOrnZrApWxDsNMh28bWHQfE0kgxA5y0mw2JHJlEZ%252FCqmx24HWGiM%252BQmeUPNzFMc5C9XnGAQS%252B%252Bgu7SYrrBCTYiqWL4fH%7Campid%3APL_CLK%7Cclp%3A2047675" xlink:type="simple">https://www.ebay.de/itm/371784247897?_trkparms=amclksrc%3DITM%26aid%3D1110006%26algo%3DHOMESPLICE.SIM%26ao%3D1%26asc%3D246075%26meid%3D76bc7234ca844958a77d2f2cff38111d%26pid%3D101195%26rk%3D1%26rkt%3D12%26sd%3D165866274131%26itm%3D371784247897%26pmt%3D1%26noa%3D0%26pg%3D2047675%26algv%3DSimplAMLv11WebTrimmedV3MskuWithRevOptLambda85KnnRecallV1AndV6ItemNrtInQueryAndCassiniVisualRanker%26brand%3DMarkenlos&amp;_trksid=p2047675.c101195.m1851&amp;amdata=cksum%3A37178424789776bc7234ca844958a77d2f2cff38111d%7Cenc%3AAQAHAAABQPc3I89H0AQHQHV%252FOlsMl254OIifOGpM%252BBEVlem%252B%252B9zqkiF5v06l0lZvmgOKI85oqIQoVeqzX5anW3c2z8VQG1s2EXcLUko1slSTch6KegK80F7vxNzjrgLeB2hzasxLLINYgMtKAqADnn%252B0jL1hAsuf1UOFR214SlhoJbE%252FLA653QPrAeHtQo29hAoV9ht0opil1OEfGi3w1oj7edih6l3dGA%252FjjFCSSZd%252Fbub%252B%252FfbJbqI0Mn1mWnKQ4LBw1NVYFPhu8f1SkXt2BVJJzZsb8GZInRAXIAunhZmjObwFNjkni%252BO5%252B16Ikb8QexirreelQu4pXiT%252F3Kbs4YliHOrnZrApWxDsNMh28bWHQfE0kgxA5y0mw2JHJlEZ%252FCqmx24HWGiM%252BQmeUPNzFMc5C9XnGAQS%252B%252Bgu7SYrrBCTYiqWL4fH%7Campid%3APL_CLK%7Cclp%3A2047675</text:a></text:p>
          </table:table-cell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button head bolt </text:p>
          </table:table-cell>
          <table:table-cell table:style-name="ce4" office:value-type="string" calcext:value-type="string">
            <text:p>M3 x 10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.5" calcext:value-type="float">
            <text:p>7.5</text:p>
          </table:table-cell>
          <table:table-cell table:style-name="ce9" table:formula="of:=[.D11]*[.C11]" office:value-type="float" office:value="7.5" calcext:value-type="float">
            <text:p>7.5</text:p>
          </table:table-cell>
          <table:table-cell table:style-name="ce4" office:value-type="string" calcext:value-type="string">
            <text:p>100 pack</text:p>
          </table:table-cell>
          <table:table-cell table:style-name="ce14" office:value-type="string" calcext:value-type="string">
            <text:p><text:a xlink:href="https://www.ebay.de/itm/371784247897?_trkparms=amclksrc%3DITM%26aid%3D1110006%26algo%3DHOMESPLICE.SIM%26ao%3D1%26asc%3D246075%26meid%3D76bc7234ca844958a77d2f2cff38111d%26pid%3D101195%26rk%3D1%26rkt%3D12%26sd%3D165866274131%26itm%3D371784247897%26pmt%3D1%26noa%3D0%26pg%3D2047675%26algv%3DSimplAMLv11WebTrimmedV3MskuWithRevOptLambda85KnnRecallV1AndV6ItemNrtInQueryAndCassiniVisualRanker%26brand%3DMarkenlos&amp;_trksid=p2047675.c101195.m1851&amp;amdata=cksum%3A37178424789776bc7234ca844958a77d2f2cff38111d%7Cenc%3AAQAHAAABQPc3I89H0AQHQHV%252FOlsMl254OIifOGpM%252BBEVlem%252B%252B9zqkiF5v06l0lZvmgOKI85oqIQoVeqzX5anW3c2z8VQG1s2EXcLUko1slSTch6KegK80F7vxNzjrgLeB2hzasxLLINYgMtKAqADnn%252B0jL1hAsuf1UOFR214SlhoJbE%252FLA653QPrAeHtQo29hAoV9ht0opil1OEfGi3w1oj7edih6l3dGA%252FjjFCSSZd%252Fbub%252B%252FfbJbqI0Mn1mWnKQ4LBw1NVYFPhu8f1SkXt2BVJJzZsb8GZInRAXIAunhZmjObwFNjkni%252BO5%252B16Ikb8QexirreelQu4pXiT%252F3Kbs4YliHOrnZrApWxDsNMh28bWHQfE0kgxA5y0mw2JHJlEZ%252FCqmx24HWGiM%252BQmeUPNzFMc5C9XnGAQS%252B%252Bgu7SYrrBCTYiqWL4fH%7Campid%3APL_CLK%7Cclp%3A2047675" xlink:type="simple">https://www.ebay.de/itm/371784247897?_trkparms=amclksrc%3DITM%26aid%3D1110006%26algo%3DHOMESPLICE.SIM%26ao%3D1%26asc%3D246075%26meid%3D76bc7234ca844958a77d2f2cff38111d%26pid%3D101195%26rk%3D1%26rkt%3D12%26sd%3D165866274131%26itm%3D371784247897%26pmt%3D1%26noa%3D0%26pg%3D2047675%26algv%3DSimplAMLv11WebTrimmedV3MskuWithRevOptLambda85KnnRecallV1AndV6ItemNrtInQueryAndCassiniVisualRanker%26brand%3DMarkenlos&amp;_trksid=p2047675.c101195.m1851&amp;amdata=cksum%3A37178424789776bc7234ca844958a77d2f2cff38111d%7Cenc%3AAQAHAAABQPc3I89H0AQHQHV%252FOlsMl254OIifOGpM%252BBEVlem%252B%252B9zqkiF5v06l0lZvmgOKI85oqIQoVeqzX5anW3c2z8VQG1s2EXcLUko1slSTch6KegK80F7vxNzjrgLeB2hzasxLLINYgMtKAqADnn%252B0jL1hAsuf1UOFR214SlhoJbE%252FLA653QPrAeHtQo29hAoV9ht0opil1OEfGi3w1oj7edih6l3dGA%252FjjFCSSZd%252Fbub%252B%252FfbJbqI0Mn1mWnKQ4LBw1NVYFPhu8f1SkXt2BVJJzZsb8GZInRAXIAunhZmjObwFNjkni%252BO5%252B16Ikb8QexirreelQu4pXiT%252F3Kbs4YliHOrnZrApWxDsNMh28bWHQfE0kgxA5y0mw2JHJlEZ%252FCqmx24HWGiM%252BQmeUPNzFMc5C9XnGAQS%252B%252Bgu7SYrrBCTYiqWL4fH%7Campid%3APL_CLK%7Cclp%3A2047675</text:a></text:p>
          </table:table-cell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button head bolt </text:p>
          </table:table-cell>
          <table:table-cell table:style-name="ce4" office:value-type="string" calcext:value-type="string">
            <text:p>M3 x 16m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.5" calcext:value-type="float">
            <text:p>8.5</text:p>
          </table:table-cell>
          <table:table-cell table:style-name="ce9" table:formula="of:=[.D12]*[.C12]" office:value-type="float" office:value="8.5" calcext:value-type="float">
            <text:p>8.5</text:p>
          </table:table-cell>
          <table:table-cell table:style-name="ce4" office:value-type="string" calcext:value-type="string">
            <text:p>100 pack</text:p>
          </table:table-cell>
          <table:table-cell table:style-name="ce14" office:value-type="string" calcext:value-type="string">
            <text:p><text:a xlink:href="https://www.ebay.de/itm/371784247897?_trkparms=amclksrc%3DITM%26aid%3D1110006%26algo%3DHOMESPLICE.SIM%26ao%3D1%26asc%3D246075%26meid%3D76bc7234ca844958a77d2f2cff38111d%26pid%3D101195%26rk%3D1%26rkt%3D12%26sd%3D165866274131%26itm%3D371784247897%26pmt%3D1%26noa%3D0%26pg%3D2047675%26algv%3DSimplAMLv11WebTrimmedV3MskuWithRevOptLambda85KnnRecallV1AndV6ItemNrtInQueryAndCassiniVisualRanker%26brand%3DMarkenlos&amp;_trksid=p2047675.c101195.m1851&amp;amdata=cksum%3A37178424789776bc7234ca844958a77d2f2cff38111d%7Cenc%3AAQAHAAABQPc3I89H0AQHQHV%252FOlsMl254OIifOGpM%252BBEVlem%252B%252B9zqkiF5v06l0lZvmgOKI85oqIQoVeqzX5anW3c2z8VQG1s2EXcLUko1slSTch6KegK80F7vxNzjrgLeB2hzasxLLINYgMtKAqADnn%252B0jL1hAsuf1UOFR214SlhoJbE%252FLA653QPrAeHtQo29hAoV9ht0opil1OEfGi3w1oj7edih6l3dGA%252FjjFCSSZd%252Fbub%252B%252FfbJbqI0Mn1mWnKQ4LBw1NVYFPhu8f1SkXt2BVJJzZsb8GZInRAXIAunhZmjObwFNjkni%252BO5%252B16Ikb8QexirreelQu4pXiT%252F3Kbs4YliHOrnZrApWxDsNMh28bWHQfE0kgxA5y0mw2JHJlEZ%252FCqmx24HWGiM%252BQmeUPNzFMc5C9XnGAQS%252B%252Bgu7SYrrBCTYiqWL4fH%7Campid%3APL_CLK%7Cclp%3A2047675" xlink:type="simple">https://www.ebay.de/itm/371784247897?_trkparms=amclksrc%3DITM%26aid%3D1110006%26algo%3DHOMESPLICE.SIM%26ao%3D1%26asc%3D246075%26meid%3D76bc7234ca844958a77d2f2cff38111d%26pid%3D101195%26rk%3D1%26rkt%3D12%26sd%3D165866274131%26itm%3D371784247897%26pmt%3D1%26noa%3D0%26pg%3D2047675%26algv%3DSimplAMLv11WebTrimmedV3MskuWithRevOptLambda85KnnRecallV1AndV6ItemNrtInQueryAndCassiniVisualRanker%26brand%3DMarkenlos&amp;_trksid=p2047675.c101195.m1851&amp;amdata=cksum%3A37178424789776bc7234ca844958a77d2f2cff38111d%7Cenc%3AAQAHAAABQPc3I89H0AQHQHV%252FOlsMl254OIifOGpM%252BBEVlem%252B%252B9zqkiF5v06l0lZvmgOKI85oqIQoVeqzX5anW3c2z8VQG1s2EXcLUko1slSTch6KegK80F7vxNzjrgLeB2hzasxLLINYgMtKAqADnn%252B0jL1hAsuf1UOFR214SlhoJbE%252FLA653QPrAeHtQo29hAoV9ht0opil1OEfGi3w1oj7edih6l3dGA%252FjjFCSSZd%252Fbub%252B%252FfbJbqI0Mn1mWnKQ4LBw1NVYFPhu8f1SkXt2BVJJzZsb8GZInRAXIAunhZmjObwFNjkni%252BO5%252B16Ikb8QexirreelQu4pXiT%252F3Kbs4YliHOrnZrApWxDsNMh28bWHQfE0kgxA5y0mw2JHJlEZ%252FCqmx24HWGiM%252BQmeUPNzFMc5C9XnGAQS%252B%252Bgu7SYrrBCTYiqWL4fH%7Campid%3APL_CLK%7Cclp%3A2047675</text:a></text:p>
          </table:table-cell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Locknut</text:p>
          </table:table-cell>
          <table:table-cell table:style-name="ce4" office:value-type="string" calcext:value-type="string">
            <text:p>M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5.8" calcext:value-type="float">
            <text:p>5.8</text:p>
          </table:table-cell>
          <table:table-cell table:style-name="ce4" office:value-type="string" calcext:value-type="string">
            <text:p>100 pack, to re-stock</text:p>
          </table:table-cell>
          <table:table-cell table:style-name="ce14" office:value-type="string" calcext:value-type="string">
            <text:p><text:a xlink:href="https://www.ebay.de/itm/371582274398?hash=item5684078b5e:g:AI0AAOSwB31ZnETh" xlink:type="simple">https://www.ebay.de/itm/371582274398?hash=item5684078b5e:g:AI0AAOSwB31ZnETh</text:a></text:p>
          </table:table-cell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Locknut</text:p>
          </table:table-cell>
          <table:table-cell table:style-name="ce4" office:value-type="string" calcext:value-type="string">
            <text:p>M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5.6" calcext:value-type="float">
            <text:p>5.6</text:p>
          </table:table-cell>
          <table:table-cell table:style-name="ce4" office:value-type="string" calcext:value-type="string">
            <text:p>100 pack, to re-stock</text:p>
          </table:table-cell>
          <table:table-cell table:style-name="ce14" office:value-type="string" calcext:value-type="string">
            <text:p><text:a xlink:href="https://www.ebay.de/itm/371582274159?hash=item5684078a6f:g:ATcAAOSw0GJZnETM" xlink:type="simple">https://www.ebay.de/itm/371582274159?hash=item5684078a6f:g:ATcAAOSw0GJZnETM</text:a></text:p>
          </table:table-cell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5" office:value-type="string" calcext:value-type="string">
            <text:p>Standoff / spacer</text:p>
          </table:table-cell>
          <table:table-cell table:style-name="ce5" office:value-type="string" calcext:value-type="string">
            <text:p>M5 x 60mm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52.5" calcext:value-type="float">
            <text:p>52.5</text:p>
          </table:table-cell>
          <table:table-cell table:style-name="ce5" office:value-type="string" calcext:value-type="string">
            <text:p>100 pack, we have some</text:p>
          </table:table-cell>
          <table:table-cell table:style-name="ce15" office:value-type="string" calcext:value-type="string">
            <text:p><text:a xlink:href="https://www.ebay.de/itm/134376871188?hash=item1f497c5514:g:-w4AAOSw031i~NgI&amp;amdata=enc%3AAQAHAAAAoG3qf0qVdkLloY041qZKMhZWdEhkCaHADzscZ4al3sI9eeFdLuTaCsMU%2B0slhV9Wdoey743%2FH%2BusNSTE6GKjdyeYBzh2GZVmXL3qGId9psfkqtIZ2yGuHNb1ZV%2FYTl%2FAlxZfA263QvXCQS9kdRjZWafCxtnjUxdjwuIKxhWOuM3uiEAKk6HGnytA0CquGnx9bOK1iu37W4ftbtlmgTC4F%2Bw%3D%7Ctkp%3ABk9SR6ik-4TKYQ" xlink:type="simple">https://www.ebay.de/itm/134376871188?hash=item1f497c5514:g:-w4AAOSw031i~NgI&amp;amdata=enc%3AAQAHAAAAoG3qf0qVdkLloY041qZKMhZWdEhkCaHADzscZ4al3sI9eeFdLuTaCsMU%2B0slhV9Wdoey743%2FH%2BusNSTE6GKjdyeYBzh2GZVmXL3qGId9psfkqtIZ2yGuHNb1ZV%2FYTl%2FAlxZfA263QvXCQS9kdRjZWafCxtnjUxdjwuIKxhWOuM3uiEAKk6HGnytA0CquGnx9bOK1iu37W4ftbtlmgTC4F%2Bw%3D%7Ctkp%3ABk9SR6ik-4TKYQ</text:a>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>
          <table:table-cell table:style-name="ce6" office:value-type="string" calcext:value-type="string">
            <text:p>4mm aluminum plate</text:p>
          </table:table-cell>
          <table:table-cell table:style-name="ce6" office:value-type="string" calcext:value-type="string">
            <text:p>500x350x4m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.C17]*[.D17]" office:value-type="float" office:value="37" calcext:value-type="float">
            <text:p>37</text:p>
          </table:table-cell>
          <table:table-cell table:style-name="ce6" office:value-type="string" calcext:value-type="string">
            <text:p>for each, maybe is better to buy bulk</text:p>
          </table:table-cell>
          <table:table-cell table:style-name="ce16" office:value-type="string" calcext:value-type="string">
            <text:p><text:a xlink:href="https://www.amazon.de/-/en/Aluminium-Sheet-ALMg3-Including-Measure/dp/B07XF6CB7M/ref=sr_1_4?crid=3EVVQ1DPE49YJ&amp;keywords=aluminium%2Bplatte%2B4%2Bmm%2Balmg3&amp;qid=1676386836&amp;s=industrial&amp;sprefix=aluminium%2Bplate%2B4mm%2Balmg3%2Cindustrial%2C84&amp;sr=1-4&amp;th=1" xlink:type="simple">https://www.amazon.de/-/en/Aluminium-Sheet-ALMg3-Including-Measure/dp/B07XF6CB7M/ref=sr_1_4?crid=3EVVQ1DPE49YJ&amp;keywords=aluminium%2Bplatte%2B4%2Bmm%2Balmg3&amp;qid=1676386836&amp;s=industrial&amp;sprefix=aluminium%2Bplate%2B4mm%2Balmg3%2Cindustrial%2C84&amp;sr=1-4&amp;th=1</text:a></text:p>
          </table:table-cell>
          <table:table-cell table:style-name="ce6" table:number-columns-repeated="20"/>
          <table:table-cell table:number-columns-repeated="997"/>
        </table:table-row>
        <table:table-row table:style-name="ro1">
          <table:table-cell table:style-name="ce6" office:value-type="string" calcext:value-type="string">
            <text:p>3mm Acrilyc sheet</text:p>
          </table:table-cell>
          <table:table-cell table:style-name="ce6" office:value-type="string" calcext:value-type="string">
            <text:p>600x400x3mm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C18]*[.D18]" office:value-type="float" office:value="36" calcext:value-type="float">
            <text:p>36</text:p>
          </table:table-cell>
          <table:table-cell table:style-name="ce6" office:value-type="string" calcext:value-type="string">
            <text:p>for all 20 machines</text:p>
          </table:table-cell>
          <table:table-cell table:style-name="ce16" office:value-type="string" calcext:value-type="string">
            <text:p><text:a xlink:href="https://www.amazon.de/dp/B08L3V215Z?ref=ppx_yo2ov_dt_b_product_details&amp;th=1" xlink:type="simple">https://www.amazon.de/dp/B08L3V215Z?ref=ppx_yo2ov_dt_b_product_details&amp;th=1</text:a></text:p>
          </table:table-cell>
          <table:table-cell table:style-name="ce6" table:number-columns-repeated="20"/>
          <table:table-cell table:number-columns-repeated="997"/>
        </table:table-row>
        <table:table-row table:style-name="ro1">
          <table:table-cell table:style-name="ce6" office:value-type="string" calcext:value-type="string">
            <text:p>0.7mm PET sheet</text:p>
          </table:table-cell>
          <table:table-cell table:style-name="ce6" office:value-type="string" calcext:value-type="string">
            <text:p>600x400x0.7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we have them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3" table:number-columns-repeated="27"/>
          <table:table-cell table:number-columns-repeated="997"/>
        </table:table-row>
        <table:table-row table:style-name="ro1">
          <table:table-cell table:style-name="ce7" office:value-type="string" calcext:value-type="string">
            <text:p>3D printing filament</text:p>
          </table:table-cell>
          <table:table-cell table:style-name="ce7" office:value-type="string" calcext:value-type="string">
            <text:p>PLA 1.75mm blac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7" office:value-type="string" calcext:value-type="string">
            <text:p>esun brand?</text:p>
          </table:table-cell>
          <table:table-cell table:style-name="ce17" office:value-type="string" calcext:value-type="string">
            <text:p><text:a xlink:href="https://www.amazon.de/-/en/eSun-Filament-PLAPlus-Printer-Black/dp/B09GCNV3W7/ref=sr_1_7?crid=3L346MP1FVCJQ&amp;keywords=pla+1%2C75+schwarz+esun&amp;qid=1676387504&amp;sprefix=pla+1.75+black+esun%2Caps%2C85&amp;sr=8-7" xlink:type="simple">https://www.amazon.de/-/en/eSun-Filament-PLAPlus-Printer-Black/dp/B09GCNV3W7/ref=sr_1_7?crid=3L346MP1FVCJQ&amp;keywords=pla+1%2C75+schwarz+esun&amp;qid=1676387504&amp;sprefix=pla+1.75+black+esun%2Caps%2C85&amp;sr=8-7</text:a></text:p>
          </table:table-cell>
          <table:table-cell table:style-name="ce7" table:number-columns-repeated="20"/>
          <table:table-cell table:number-columns-repeated="997"/>
        </table:table-row>
        <table:table-row table:style-name="ro1" table:number-rows-repeated="982">
          <table:table-cell table:style-name="ce3" table:number-columns-repeated="27"/>
          <table:table-cell table:number-columns-repeated="997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5" meta:object-count="0"/>
    <meta:generator>LibreOfficeDev/6.0.5.2$Linux_X86_64 LibreOffice_project/</meta:generator>
  </office:meta>
</office:document-meta>
</file>